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a266"/>
    </style:style>
    <style:style style:name="P2" style:family="paragraph" style:parent-style-name="Standard">
      <style:paragraph-properties fo:text-align="center" style:justify-single-word="false"/>
      <style:text-properties officeooo:paragraph-rsid="00089f6b"/>
    </style:style>
    <style:style style:name="P3" style:family="paragraph" style:parent-style-name="Standard">
      <style:text-properties officeooo:paragraph-rsid="0006a266"/>
    </style:style>
    <style:style style:name="P4" style:family="paragraph" style:parent-style-name="Standard">
      <style:paragraph-properties fo:text-align="center" style:justify-single-word="false"/>
      <style:text-properties fo:font-weight="normal" officeooo:paragraph-rsid="0006a26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6a266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6a26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9e30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89f6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6a266" officeooo:paragraph-rsid="0006a2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6a266" officeooo:paragraph-rsid="00089f6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a266" officeooo:paragraph-rsid="0006a26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089f6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09e30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09e307"/>
    </style:style>
    <style:style style:name="P15" style:family="paragraph" style:parent-style-name="Standard">
      <style:text-properties officeooo:paragraph-rsid="0009e307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266" style:font-weight-asian="bold" style:font-weight-complex="bold"/>
    </style:style>
    <style:style style:name="T3" style:family="text">
      <style:text-properties fo:font-weight="bold" officeooo:rsid="0009e307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89f6b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098b52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9e307" style:font-size-asian="13pt" style:font-weight-asian="bold" style:font-size-complex="13pt" style:font-weight-complex="bold"/>
    </style:style>
    <style:style style:name="T8" style:family="text">
      <style:text-properties officeooo:rsid="0006a266"/>
    </style:style>
    <style:style style:name="T9" style:family="text">
      <style:text-properties fo:font-weight="normal" officeooo:rsid="0006a266" style:font-weight-asian="normal" style:font-weight-complex="normal"/>
    </style:style>
    <style:style style:name="T10" style:family="text">
      <style:text-properties fo:font-weight="normal" officeooo:rsid="00089f6b" style:font-weight-asian="normal" style:font-weight-complex="normal"/>
    </style:style>
    <style:style style:name="T11" style:family="text">
      <style:text-properties officeooo:rsid="0009e307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B.E. </text:span><text:span text:style-name="T6">V</text:span><text:span text:style-name="T7">I</text:span><text:span text:style-name="T6">th</text:span><text:span text:style-name="T4"> Semester (Main &amp; Re ) Examination, 201</text:span><text:span text:style-name="T7">6</text:span></text:p>
      <text:p text:style-name="P3"/>
      <text:p text:style-name="P2"><text:s text:c="3"/><text:span text:style-name="T3">AUTOMOBILE ENGG.</text:span></text:p>
      <text:p text:style-name="P6"/>
      <text:p text:style-name="P1"/>
      <text:p text:style-name="P1"/>
      <text:p text:style-name="P3">Time: Three Hours <text:s text:c="100"/>Maximum Marks:60 <text:s text:c="58"/></text:p>
      <text:p text:style-name="P3"><draw:line text:anchor-type="paragraph" draw:z-index="0" draw:name="Shape1" draw:style-name="gr1" draw:text-style-name="P16" svg:x1="-0.5335in" svg:y1="0.0043in" svg:x2="7.3921in" svg:y2="0.0043in"><text:p/></draw:line></text:p>
      <text:p text:style-name="P3"/>
      <text:p text:style-name="P3"><text:span text:style-name="T1">Note <text:s text:c="11"/></text:span>: Attempt all questions form Sections – A four questions form Sections – B and three</text:p>
      <text:p text:style-name="P3"><text:s text:c="22"/>questions from Section – C.</text:p>
      <text:p text:style-name="P3"><text:span text:style-name="T1">Section – A </text:span>: Filling the blanks /MCQs/True, false 1 * 10 = 10</text:p>
      <text:p text:style-name="P3"><text:span text:style-name="T1">Section – B</text:span> : Shrot Answer type questions.5 * 4 = 20</text:p>
      <text:p text:style-name="P15"><text:span text:style-name="T1">Section – C</text:span> : Long/descriptive answer type questions.10 * 3 = 30<text:span text:style-name="T2"> <text:s text:c="3"/>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4"><text:span text:style-name="T3">SECTION - A</text:span></text:p>
      <text:p text:style-name="P11"><text:s text:c="30"/></text:p>
      <text:p text:style-name="P12"><text:span text:style-name="T8">1. The following materials are almost universally used for clutch lining :</text:span></text:p>
      <text:p text:style-name="P12"/>
      <text:p text:style-name="P12"><text:span text:style-name="T8">(a) Leather </text:span></text:p>
      <text:p text:style-name="P12"><text:span text:style-name="T8">(b) Cork </text:span></text:p>
      <text:p text:style-name="P12"><text:span text:style-name="T8">(c) Fabric </text:span></text:p>
      <text:p text:style-name="P12"><text:span text:style-name="T8">(d) Asbeslors </text:span></text:p>
      <text:p text:style-name="P12"><text:span text:style-name="T8">(e) Reybestos and terodo <text:s/></text:span></text:p>
      <text:p text:style-name="P12"/>
      <text:p text:style-name="P12"><text:span text:style-name="T8">2. The coefficient of friction for the clutch facing is approximately : </text:span></text:p>
      <text:p text:style-name="P12"/>
      <text:p text:style-name="P12"><text:span text:style-name="T8">(a) 0.1 </text:span></text:p>
      <text:p text:style-name="P12"><text:span text:style-name="T8">(b) 0.4 </text:span></text:p>
      <text:p text:style-name="P12"><text:span text:style-name="T8">(c) 0.8 </text:span></text:p>
      <text:p text:style-name="P12"><text:span text:style-name="T8">(d) 1.2</text:span></text:p>
      <text:p text:style-name="P12"/>
      <text:p text:style-name="P12"><text:span text:style-name="T8">3. The purpose of transmission in an auxomobile is : </text:span></text:p>
      <text:p text:style-name="P12"/>
      <text:p text:style-name="P12"><text:span text:style-name="T8">(a) To vary the speed of automobile</text:span></text:p>
      <text:p text:style-name="P12"><text:span text:style-name="T8">(b) To vary the torque at the road wheels</text:span></text:p>
      <text:p text:style-name="P12"><text:span text:style-name="T8">(c) To vary the power of automobile </text:span></text:p>
      <text:p text:style-name="P12"><text:span text:style-name="T8">(d) None of the above </text:span></text:p>
      <text:p text:style-name="P12"/>
      <text:p text:style-name="P12"><text:span text:style-name="T8">4. When the rear wheels are jacked up and gears are m neutral turning one gear wheel in a rear drive vehicle will cause the other wheel to ? </text:span></text:p>
      <text:p text:style-name="P12"/>
      <text:p text:style-name="P12"><text:span text:style-name="T8">(a) turn backward </text:span></text:p>
      <text:p text:style-name="P12"><text:span text:style-name="T8">(b) tum forWard </text:span></text:p>
      <text:p text:style-name="P12"><text:span text:style-name="T8">(c) turn in other direction </text:span></text:p>
      <text:p text:style-name="P12"><text:span text:style-name="T8">(d) remain stationary </text:span></text:p>
      <text:p text:style-name="P12"/>
      <text:p text:style-name="P12"><text:soft-page-break/></text:p>
      <text:p text:style-name="P12"><text:span text:style-name="T8">5. The steering ratio for manual steering of cars is approximately: </text:span></text:p>
      <text:p text:style-name="P12"/>
      <text:p text:style-name="P12"><text:span text:style-name="T8">(a) 5 </text:span></text:p>
      <text:p text:style-name="P12"><text:span text:style-name="T8">(b) 15 </text:span></text:p>
      <text:p text:style-name="P12"><text:span text:style-name="T8">(c) 50 </text:span></text:p>
      <text:p text:style-name="P12"><text:span text:style-name="T8">(d) 100 </text:span></text:p>
      <text:p text:style-name="P12"/>
      <text:p text:style-name="P12"><text:span text:style-name="T8">6. One purpose of a recirculating ball type steering gear is to reduce the : </text:span></text:p>
      <text:p text:style-name="P12"/>
      <text:p text:style-name="P12"><text:span text:style-name="T8">(a) operating friction </text:span></text:p>
      <text:p text:style-name="P12"><text:span text:style-name="T8">(b) operating cost </text:span></text:p>
      <text:p text:style-name="P12"><text:span text:style-name="T8">(c) toe-out during turns </text:span></text:p>
      <text:p text:style-name="P12"><text:span text:style-name="T8">(d) number of parts </text:span></text:p>
      <text:p text:style-name="P12"/>
      <text:p text:style-name="P12"><text:span text:style-name="T8">7. Eléctric brakes' are commonly used on : </text:span></text:p>
      <text:p text:style-name="P12"/>
      <text:p text:style-name="P12"><text:span text:style-name="T8">(a) two wheelers </text:span></text:p>
      <text:p text:style-name="P12"><text:span text:style-name="T8">(b) cars </text:span></text:p>
      <text:p text:style-name="P12"><text:span text:style-name="T8">(c) trucks </text:span></text:p>
      <text:p text:style-name="P12"><text:span text:style-name="T8">(d) trailers </text:span></text:p>
      <text:p text:style-name="P12"/>
      <text:p text:style-name="P12"><text:span text:style-name="T8">8. The bmkes employed in cars are usually operated : </text:span></text:p>
      <text:p text:style-name="P12"/>
      <text:p text:style-name="P12"><text:span text:style-name="T8">(a) mechanically </text:span></text:p>
      <text:p text:style-name="P12"><text:span text:style-name="T8">(b) hydraulically </text:span></text:p>
      <text:p text:style-name="P12"><text:span text:style-name="T8">(c) by means of engine vacuum </text:span></text:p>
      <text:p text:style-name="P12"><text:span text:style-name="T8">(d) by compressed air </text:span></text:p>
      <text:p text:style-name="P12"/>
      <text:p text:style-name="P12"><text:span text:style-name="T8">9. The stalling torque of starting motor for cars vary between : </text:span></text:p>
      <text:p text:style-name="P12"/>
      <text:p text:style-name="P12"><text:span text:style-name="T8">(a) 10 to 30 Nm </text:span></text:p>
      <text:p text:style-name="P12"><text:span text:style-name="T8">(b) 30 to 60 Nm </text:span></text:p>
      <text:p text:style-name="P12"><text:span text:style-name="T8">(c) 60 to 100 Nm </text:span></text:p>
      <text:p text:style-name="P12"><text:span text:style-name="T8">(d) 100 to 200 Nm </text:span></text:p>
      <text:p text:style-name="P12"/>
      <text:p text:style-name="P12"><text:span text:style-name="T8">10. Overcharging a battery : </text:span></text:p>
      <text:p text:style-name="P12"/>
      <text:p text:style-name="P12"><text:span text:style-name="T8">(a) will bring about chemical change an active member </text:span></text:p>
      <text:p text:style-name="P12"><text:span text:style-name="T8">(b) will increase the capacity of the battery </text:span></text:p>
      <text:p text:style-name="P12"><text:span text:style-name="T8">(c) will raise the specific gravity of the electrolyte </text:span></text:p>
      <text:p text:style-name="P12"><text:span text:style-name="T8">(d) None of the above will occur </text:span></text:p>
      <text:p text:style-name="P12"/>
      <text:p text:style-name="P12"><text:span text:style-name="T8"><text:s/></text:span></text:p>
      <text:p text:style-name="P12"><text:span text:style-name="T8"><text:s/></text:span></text:p>
      <text:p text:style-name="P13"><text:span text:style-name="T8"><text:s text:c="35"/></text:span></text:p>
      <text:p text:style-name="P13"/>
      <text:p text:style-name="P13"/>
      <text:p text:style-name="P13"/>
      <text:p text:style-name="P13"><text:soft-page-break/></text:p>
      <text:p text:style-name="P7"><text:span text:style-name="T8">SECTION- B</text:span></text:p>
      <text:p text:style-name="P12"><text:span text:style-name="T8"><text:s/></text:span></text:p>
      <text:p text:style-name="P12"><text:span text:style-name="T8"><text:s/></text:span></text:p>
      <text:p text:style-name="P12"><text:span text:style-name="T8">1. Define the Fuel System. Explain with fig. </text:span></text:p>
      <text:p text:style-name="P12"/>
      <text:p text:style-name="P12"><text:span text:style-name="T8">2. Define Ignition System. Explain one type of ignition system with fig. </text:span></text:p>
      <text:p text:style-name="P12"/>
      <text:p text:style-name="P12"><text:span text:style-name="T8">3. Explain in spark plugs with fig.</text:span></text:p>
      <text:p text:style-name="P12"/>
      <text:p text:style-name="P12"><text:span text:style-name="T8">4.What are the method of water cooling ? </text:span></text:p>
      <text:p text:style-name="P12"/>
      <text:p text:style-name="P12"><text:span text:style-name="T8">5.What are the various type of radiator ? Explain any am: in detail.</text:span></text:p>
      <text:p text:style-name="P12"><text:span text:style-name="T8"><text:s/></text:span></text:p>
      <text:p text:style-name="P12"><text:span text:style-name="T8">6. What is the effect of high and low tyre pressure on tyre wear pattern and tyre life ?</text:span></text:p>
      <text:p text:style-name="P12"/>
      <text:p text:style-name="P12"/>
      <text:p text:style-name="P12"/>
      <text:p text:style-name="P8"><text:span text:style-name="T8">SECTION - C</text:span></text:p>
      <text:p text:style-name="P12"><text:span text:style-name="T8"><text:s text:c="35"/></text:span></text:p>
      <text:p text:style-name="P12"><text:span text:style-name="T8"><text:s text:c="35"/></text:span></text:p>
      <text:p text:style-name="P12"><text:span text:style-name="T8"><text:s text:c="35"/></text:span></text:p>
      <text:p text:style-name="P12"><text:span text:style-name="T8">1. (a) Describe the construction of a conventional tyre. How is the tyre size designaled ?</text:span></text:p>
      <text:p text:style-name="P12"><text:span text:style-name="T8"><text:s text:c="4"/>(b) Discuss the part of Automobile Engg.</text:span></text:p>
      <text:p text:style-name="P12"><text:span text:style-name="T8"><text:s text:c="4"/></text:span></text:p>
      <text:p text:style-name="P12"><text:span text:style-name="T8">2. (a) What is the function of gear box in an automobile ? Explain the working of a sliding mesh gear <text:s text:c="3"/>box.</text:span></text:p>
      <text:p text:style-name="P12"><text:span text:style-name="T8"><text:s text:c="3"/>(b) What is the double delutching ? In which type of gear box it done ? What is it done ? </text:span></text:p>
      <text:p text:style-name="P12"/>
      <text:p text:style-name="P12"><text:span text:style-name="T8">3. (a) Explain the construction and functions of propeller shaft, universal joint and slip joint. In what <text:s text:c="4"/>types of vehicles propeller shaft can be dispensed with Fig. </text:span></text:p>
      <text:p text:style-name="P12"><text:span text:style-name="T8"><text:s text:c="3"/>(b) Describe various types of frames used in automobiles giving examples of each. </text:span></text:p>
      <text:p text:style-name="P12"/>
      <text:p text:style-name="P12"><text:span text:style-name="T8">4. (a) Different type of frame. Explain X-member type frame with fig.</text:span></text:p>
      <text:p text:style-name="P12"><text:span text:style-name="T8"><text:s text:c="4"/>(b) Explain briefly about the defects in chasses frames. </text:span></text:p>
      <text:p text:style-name="P12"><text:span text:style-name="T8"><text:s text:c="4"/>(c)Name the materials used for frame. </text:span></text:p>
      <text:p text:style-name="P12"/>
      <text:p text:style-name="P12"><text:span text:style-name="T8">5. (a) Draw a simplified wiring circuit for (he lighling system of a car and diSCUSS ll“: same. </text:span></text:p>
      <text:p text:style-name="P12"><text:span text:style-name="T8"><text:s text:c="4"/>(b) Explain the Axles with fig. </text:span></text:p>
      <text:p text:style-name="P12"><text:span text:style-name="T8"><text:s text:c="4"/>(c) Explain the Shock absorbers with fi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0:56:06.774370783</meta:creation-date>
    <dc:date>2020-08-29T11:18:23.865120195</dc:date>
    <meta:editing-duration>PT11M5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91" meta:word-count="593" meta:character-count="3598" meta:non-whitespace-character-count="2609"/>
  </office:meta>
</office:document-meta>
</file>